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7" style:family="graphic" style:parent-style-name="standard">
      <style:graphic-properties draw:stroke="none" draw:fill="solid" draw:fill-color="#ffffff" draw:textarea-vertical-align="middle"/>
    </style:style>
    <style:style style:name="gr18" style:family="graphic" style:parent-style-name="standard">
      <style:graphic-properties draw:stroke="none" draw:fill="solid" draw:fill-color="#83caff"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1" style:family="graphic" style:parent-style-name="standard">
      <style:graphic-properties draw:stroke="none" draw:fill="solid" draw:fill-color="#cccccc" draw:textarea-horizontal-align="justify" draw:textarea-vertical-align="middle" draw:auto-grow-height="false"/>
    </style:style>
    <style:style style:name="gr22" style:family="graphic" style:parent-style-name="standard">
      <style:graphic-properties draw:stroke="none" draw:fill="solid" draw:fill-color="#b3b3b3" draw:textarea-horizontal-align="justify" draw:textarea-vertical-align="middle" draw:auto-grow-height="false"/>
    </style:style>
    <style:style style:name="gr23"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4"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87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28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53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1" draw:layer="layout" svg:width="4.389cm" svg:height="1.22cm" svg:x="8.249cm" svg:y="2.511cm" svg:viewBox="0 0 4390 1221" svg:d="m4112 1185c-664-404-1921-1457-3944 36-56-171-112-341-168-512 2195-1275 3164-559 4390 48-92 143-186 285-278 428z">
          <text:p/>
        </draw:path>
        <draw:path draw:style-name="gr17" draw:text-style-name="P1" draw:layer="layout" svg:width="4.389cm" svg:height="1.248cm" svg:x="8.269cm" svg:y="5.114cm" svg:viewBox="0 0 4390 1249" svg:d="m272 91c669 394 1942 1430 3943-91 58 170 116 339 175 509-2177 1306-3156 604-4390 14 90-144 181-288 272-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8"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576cm" svg:height="0.498cm" svg:x="14.246cm" svg:y="5.948cm" svg:viewBox="0 0 4577 499" svg:d="m0 0c353 588 754 576 1883 318s1619-503 2694 181">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6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8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936cm" svg:height="1.925cm" svg:x="5.049cm" svg:y="14.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2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5.577cm" svg:y="14.6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5.694cm" svg:y="14.7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2.041cm" svg:y="14.1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2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2.568cm" svg:y="14.6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2.685cm" svg:y="14.8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4.074cm" svg:y1="17.151cm" svg:x2="3.483cm" svg:y2="16.025cm">
          <text:p/>
        </draw:line>
        <draw:line draw:style-name="gr23" draw:text-style-name="P1" draw:layer="layout" svg:x1="4.873cm" svg:y1="17.151cm" svg:x2="5.532cm" svg:y2="15.991cm">
          <text:p/>
        </draw:line>
        <draw:custom-shape draw:style-name="gr18" draw:text-style-name="P1" draw:layer="layout" svg:width="1.934cm" svg:height="1.925cm" svg:x="3.488cm" svg:y="16.9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7.0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4.015cm" svg:y="17.4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4.132cm" svg:y="1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982cm" svg:y1="15.928cm" svg:x2="9.457cm" svg:y2="16.928cm">
          <text:p/>
        </draw:line>
        <draw:line draw:style-name="gr24" draw:text-style-name="P1" draw:layer="layout" svg:x1="10.919cm" svg:y1="15.929cm" svg:x2="11.506cm" svg:y2="16.962cm">
          <text:p/>
        </draw:line>
        <draw:custom-shape draw:style-name="gr18" draw:text-style-name="P1" draw:layer="layout" svg:width="1.934cm" svg:height="1.925cm" svg:x="9.462cm" svg:y="14.09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0.106cm" svg:y="14.73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6cm" svg:height="1.925cm" svg:x="11.023cm" svg:y="16.89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8.015cm" svg:y="16.8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8.542cm" svg:y="17.37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8.659cm" svg:y="17.491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7.245cm" svg:y1="16.932cm" svg:x2="15.2cm" svg:y2="15.06cm">
          <text:p/>
        </draw:line>
        <draw:custom-shape draw:style-name="gr18"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45cm" svg:height="0.942cm" svg:x="17.167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2.147cm" svg:height="2.135cm" svg:x="14.187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22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977cm" svg:height="0.971cm" svg:x="14.771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17cm" svg:height="0.712cm" svg:x="14.902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ein_20_Blau" draw:display-name="Mein Blau" draw:style="linear" draw:start-color="#83caff" draw:end-color="#729fcf" draw:start-intensity="100%" draw:end-intensity="100%" draw:angle="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de" fo:country="DE"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8-27T19:29:00.925000000</dc:date>
    <meta:editing-duration>PT27M47S</meta:editing-duration>
    <meta:editing-cycles>27</meta:editing-cycles>
    <meta:generator>LibreOffice/4.1.0.4$Windows_x86 LibreOffice_project/89ea49ddacd9aa532507cbf852f2bb22b1ace28</meta:generator>
    <dc:creator>Tobias Beer</dc:creator>
    <meta:document-statistic meta:object-count="175"/>
  </office:meta>
</office:document-meta>
</file>